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3f0" officeooo:paragraph-rsid="001de3f0"/>
    </style:style>
    <style:style style:name="P2" style:family="paragraph" style:parent-style-name="Standard">
      <style:text-properties officeooo:rsid="001de3f0" officeooo:paragraph-rsid="001f8d4e"/>
    </style:style>
    <style:style style:name="P3" style:family="paragraph" style:parent-style-name="Standard">
      <style:text-properties officeooo:rsid="001f8d4e" officeooo:paragraph-rsid="001f8d4e"/>
    </style:style>
    <style:style style:name="P4" style:family="paragraph" style:parent-style-name="Standard">
      <style:text-properties officeooo:rsid="001f8d4e" officeooo:paragraph-rsid="001fbf75"/>
    </style:style>
    <style:style style:name="P5" style:family="paragraph" style:parent-style-name="Standard">
      <style:text-properties officeooo:rsid="001f8d4e" officeooo:paragraph-rsid="0061405a"/>
    </style:style>
    <style:style style:name="P6" style:family="paragraph" style:parent-style-name="Standard">
      <style:text-properties officeooo:rsid="001f8d4e" officeooo:paragraph-rsid="0069df44"/>
    </style:style>
    <style:style style:name="P7" style:family="paragraph" style:parent-style-name="Standard">
      <style:text-properties officeooo:rsid="001f8d4e" officeooo:paragraph-rsid="006c3d42"/>
    </style:style>
    <style:style style:name="P8" style:family="paragraph" style:parent-style-name="Standard">
      <style:text-properties officeooo:rsid="001f8d4e" officeooo:paragraph-rsid="006fae9b"/>
    </style:style>
    <style:style style:name="P9" style:family="paragraph" style:parent-style-name="Standard">
      <style:text-properties officeooo:rsid="001f8d4e" officeooo:paragraph-rsid="0073dde7"/>
    </style:style>
    <style:style style:name="P10" style:family="paragraph" style:parent-style-name="Standard">
      <style:text-properties officeooo:rsid="001f8d4e" officeooo:paragraph-rsid="007423bb"/>
    </style:style>
    <style:style style:name="P11" style:family="paragraph" style:parent-style-name="Standard">
      <style:text-properties officeooo:rsid="001fbf75" officeooo:paragraph-rsid="00219dd4"/>
    </style:style>
    <style:style style:name="P12" style:family="paragraph" style:parent-style-name="Standard">
      <style:text-properties fo:font-style="italic" officeooo:rsid="001fbf75" officeooo:paragraph-rsid="00219dd4" style:font-style-asian="italic" style:font-style-complex="italic"/>
    </style:style>
    <style:style style:name="P13" style:family="paragraph" style:parent-style-name="Standard">
      <style:text-properties fo:font-style="italic" style:text-underline-style="none" officeooo:rsid="001fbf75" officeooo:paragraph-rsid="00219dd4" style:font-style-asian="italic" style:font-style-complex="italic"/>
    </style:style>
    <style:style style:name="P14" style:family="paragraph" style:parent-style-name="Standard">
      <style:text-properties officeooo:rsid="00219dd4" officeooo:paragraph-rsid="00219dd4"/>
    </style:style>
    <style:style style:name="P15" style:family="paragraph" style:parent-style-name="Standard">
      <style:text-properties officeooo:rsid="00232a43" officeooo:paragraph-rsid="00232a43"/>
    </style:style>
    <style:style style:name="P16" style:family="paragraph" style:parent-style-name="Standard">
      <style:text-properties fo:font-weight="bold" officeooo:rsid="00219dd4" officeooo:paragraph-rsid="00258227" style:font-weight-asian="bold" style:font-weight-complex="bold"/>
    </style:style>
    <style:style style:name="P17" style:family="paragraph" style:parent-style-name="Standard">
      <style:text-properties fo:font-weight="bold" officeooo:rsid="00219dd4" officeooo:paragraph-rsid="00388284" style:font-weight-asian="bold" style:font-weight-complex="bold"/>
    </style:style>
    <style:style style:name="P18" style:family="paragraph" style:parent-style-name="Standard">
      <style:text-properties fo:font-weight="bold" officeooo:rsid="002e3d6a" officeooo:paragraph-rsid="002e3d6a" style:font-weight-asian="bold" style:font-weight-complex="bold"/>
    </style:style>
    <style:style style:name="P19" style:family="paragraph" style:parent-style-name="Standard">
      <style:text-properties fo:font-weight="bold" officeooo:rsid="003aa632" officeooo:paragraph-rsid="003aa632" style:font-weight-asian="bold" style:font-weight-complex="bold"/>
    </style:style>
    <style:style style:name="P20" style:family="paragraph" style:parent-style-name="Standard">
      <style:text-properties fo:font-weight="bold" officeooo:rsid="003af97c" officeooo:paragraph-rsid="003af97c" style:font-weight-asian="bold" style:font-weight-complex="bold"/>
    </style:style>
    <style:style style:name="P21" style:family="paragraph" style:parent-style-name="Standard">
      <style:text-properties fo:font-weight="bold" officeooo:rsid="003b02d2" officeooo:paragraph-rsid="003b02d2" style:font-weight-asian="bold" style:font-weight-complex="bold"/>
    </style:style>
    <style:style style:name="P22" style:family="paragraph" style:parent-style-name="Standard">
      <style:text-properties fo:font-weight="bold" officeooo:rsid="003bc49f" officeooo:paragraph-rsid="003bc49f" style:font-weight-asian="bold" style:font-weight-complex="bold"/>
    </style:style>
    <style:style style:name="P23" style:family="paragraph" style:parent-style-name="Standard">
      <style:text-properties fo:font-weight="bold" officeooo:rsid="003bf59c" officeooo:paragraph-rsid="003bf59c" style:font-weight-asian="bold" style:font-weight-complex="bold"/>
    </style:style>
    <style:style style:name="P24" style:family="paragraph" style:parent-style-name="Standard">
      <style:text-properties fo:font-weight="bold" officeooo:rsid="003bf59c" officeooo:paragraph-rsid="003d5605" style:font-weight-asian="bold" style:font-weight-complex="bold"/>
    </style:style>
    <style:style style:name="P25" style:family="paragraph" style:parent-style-name="Standard">
      <style:text-properties fo:font-weight="bold" officeooo:rsid="003bf59c" officeooo:paragraph-rsid="003c6c2f" style:font-weight-asian="bold" style:font-weight-complex="bold"/>
    </style:style>
    <style:style style:name="P26" style:family="paragraph" style:parent-style-name="Standard">
      <style:text-properties fo:font-weight="bold" officeooo:rsid="003c6c2f" officeooo:paragraph-rsid="003c6c2f" style:font-weight-asian="bold" style:font-weight-complex="bold"/>
    </style:style>
    <style:style style:name="P27" style:family="paragraph" style:parent-style-name="Standard">
      <style:text-properties fo:font-weight="bold" officeooo:rsid="00417448" officeooo:paragraph-rsid="00417448" style:font-weight-asian="bold" style:font-weight-complex="bold"/>
    </style:style>
    <style:style style:name="P28" style:family="paragraph" style:parent-style-name="Standard">
      <style:text-properties fo:font-weight="bold" officeooo:rsid="0042a887" officeooo:paragraph-rsid="0042a887" style:font-weight-asian="bold" style:font-weight-complex="bold"/>
    </style:style>
    <style:style style:name="P29" style:family="paragraph" style:parent-style-name="Standard">
      <style:text-properties fo:font-weight="bold" officeooo:rsid="0042c36c" officeooo:paragraph-rsid="0042c36c" style:font-weight-asian="bold" style:font-weight-complex="bold"/>
    </style:style>
    <style:style style:name="P30" style:family="paragraph" style:parent-style-name="Standard">
      <style:text-properties fo:font-weight="bold" officeooo:rsid="00435de2" officeooo:paragraph-rsid="00435de2" style:font-weight-asian="bold" style:font-weight-complex="bold"/>
    </style:style>
    <style:style style:name="P31" style:family="paragraph" style:parent-style-name="Standard">
      <style:text-properties fo:font-weight="bold" officeooo:rsid="00487bfc" officeooo:paragraph-rsid="00487bfc" style:font-weight-asian="bold" style:font-weight-complex="bold"/>
    </style:style>
    <style:style style:name="P32" style:family="paragraph" style:parent-style-name="Standard">
      <style:text-properties fo:font-weight="bold" officeooo:rsid="004a453f" officeooo:paragraph-rsid="004a453f" style:font-weight-asian="bold" style:font-weight-complex="bold"/>
    </style:style>
    <style:style style:name="P33" style:family="paragraph" style:parent-style-name="Standard">
      <style:text-properties fo:font-weight="bold" officeooo:rsid="004b04ac" officeooo:paragraph-rsid="004b04ac" style:font-weight-asian="bold" style:font-weight-complex="bold"/>
    </style:style>
    <style:style style:name="P34" style:family="paragraph" style:parent-style-name="Standard">
      <style:text-properties fo:font-weight="bold" officeooo:rsid="004b8079" officeooo:paragraph-rsid="004b8079" style:font-weight-asian="bold" style:font-weight-complex="bold"/>
    </style:style>
    <style:style style:name="P35" style:family="paragraph" style:parent-style-name="Standard">
      <style:text-properties fo:font-weight="bold" officeooo:rsid="004bd65c" officeooo:paragraph-rsid="004bd65c" style:font-weight-asian="bold" style:font-weight-complex="bold"/>
    </style:style>
    <style:style style:name="P36" style:family="paragraph" style:parent-style-name="Standard">
      <style:text-properties fo:font-weight="bold" officeooo:rsid="004d322c" officeooo:paragraph-rsid="004d322c" style:font-weight-asian="bold" style:font-weight-complex="bold"/>
    </style:style>
    <style:style style:name="P37" style:family="paragraph" style:parent-style-name="Standard">
      <style:text-properties fo:font-weight="bold" officeooo:rsid="004eb2a1" officeooo:paragraph-rsid="004eb2a1" style:font-weight-asian="bold" style:font-weight-complex="bold"/>
    </style:style>
    <style:style style:name="P38" style:family="paragraph" style:parent-style-name="Standard">
      <style:text-properties fo:font-weight="bold" officeooo:rsid="004f955d" officeooo:paragraph-rsid="004f955d" style:font-weight-asian="bold" style:font-weight-complex="bold"/>
    </style:style>
    <style:style style:name="P39" style:family="paragraph" style:parent-style-name="Standard">
      <style:text-properties fo:font-weight="bold" officeooo:rsid="00526a6a" officeooo:paragraph-rsid="00526a6a" style:font-weight-asian="bold" style:font-weight-complex="bold"/>
    </style:style>
    <style:style style:name="P40" style:family="paragraph" style:parent-style-name="Standard">
      <style:text-properties fo:font-weight="bold" officeooo:rsid="005442d4" officeooo:paragraph-rsid="005442d4" style:font-weight-asian="bold" style:font-weight-complex="bold"/>
    </style:style>
    <style:style style:name="P41" style:family="paragraph" style:parent-style-name="Standard">
      <style:text-properties fo:font-weight="bold" officeooo:rsid="00548c60" officeooo:paragraph-rsid="00548c60" style:font-weight-asian="bold" style:font-weight-complex="bold"/>
    </style:style>
    <style:style style:name="P42" style:family="paragraph" style:parent-style-name="Standard">
      <style:text-properties fo:font-weight="bold" officeooo:rsid="00566400" officeooo:paragraph-rsid="00566400" style:font-weight-asian="bold" style:font-weight-complex="bold"/>
    </style:style>
    <style:style style:name="P43" style:family="paragraph" style:parent-style-name="Standard">
      <style:text-properties fo:font-weight="bold" officeooo:rsid="005819df" officeooo:paragraph-rsid="005819df" style:font-weight-asian="bold" style:font-weight-complex="bold"/>
    </style:style>
    <style:style style:name="P44" style:family="paragraph" style:parent-style-name="Standard">
      <style:text-properties fo:font-weight="bold" officeooo:rsid="0059a14b" officeooo:paragraph-rsid="005aeea3" style:font-weight-asian="bold" style:font-weight-complex="bold"/>
    </style:style>
    <style:style style:name="P45" style:family="paragraph" style:parent-style-name="Standard">
      <style:text-properties fo:font-weight="bold" officeooo:rsid="005bc608" officeooo:paragraph-rsid="005bc608" style:font-weight-asian="bold" style:font-weight-complex="bold"/>
    </style:style>
    <style:style style:name="P46" style:family="paragraph" style:parent-style-name="Standard">
      <style:text-properties fo:font-weight="bold" officeooo:rsid="005dbb03" officeooo:paragraph-rsid="005dbb03" style:font-weight-asian="bold" style:font-weight-complex="bold"/>
    </style:style>
    <style:style style:name="P47" style:family="paragraph" style:parent-style-name="Standard">
      <style:text-properties fo:font-weight="bold" officeooo:rsid="005ebc01" officeooo:paragraph-rsid="005ebc01" style:font-weight-asian="bold" style:font-weight-complex="bold"/>
    </style:style>
    <style:style style:name="P48" style:family="paragraph" style:parent-style-name="Standard">
      <style:text-properties fo:font-weight="bold" officeooo:rsid="00601b30" officeooo:paragraph-rsid="00601b30" style:font-weight-asian="bold" style:font-weight-complex="bold"/>
    </style:style>
    <style:style style:name="P49" style:family="paragraph" style:parent-style-name="Standard">
      <style:text-properties officeooo:rsid="00258227" officeooo:paragraph-rsid="00258227"/>
    </style:style>
    <style:style style:name="P50" style:family="paragraph" style:parent-style-name="Standard">
      <style:text-properties fo:font-weight="normal" officeooo:rsid="00275d4b" officeooo:paragraph-rsid="00275d4b" style:font-weight-asian="normal" style:font-weight-complex="normal"/>
    </style:style>
    <style:style style:name="P51" style:family="paragraph" style:parent-style-name="Standard">
      <style:text-properties fo:font-weight="normal" officeooo:rsid="002880af" officeooo:paragraph-rsid="002880af" style:font-weight-asian="normal" style:font-weight-complex="normal"/>
    </style:style>
    <style:style style:name="P52" style:family="paragraph" style:parent-style-name="Standard">
      <style:text-properties fo:font-weight="normal" officeooo:rsid="002880af" officeooo:paragraph-rsid="002a509e" style:font-weight-asian="normal" style:font-weight-complex="normal"/>
    </style:style>
    <style:style style:name="P53" style:family="paragraph" style:parent-style-name="Standard">
      <style:text-properties fo:font-weight="normal" officeooo:rsid="002b2971" officeooo:paragraph-rsid="002b2971" style:font-weight-asian="normal" style:font-weight-complex="normal"/>
    </style:style>
    <style:style style:name="P54" style:family="paragraph" style:parent-style-name="Standard">
      <style:text-properties fo:font-weight="normal" officeooo:rsid="002d7c31" officeooo:paragraph-rsid="002d7c31" style:font-weight-asian="normal" style:font-weight-complex="normal"/>
    </style:style>
    <style:style style:name="P55" style:family="paragraph" style:parent-style-name="Standard">
      <style:text-properties fo:font-weight="normal" officeooo:rsid="002e37cc" officeooo:paragraph-rsid="002e37cc" style:font-weight-asian="normal" style:font-weight-complex="normal"/>
    </style:style>
    <style:style style:name="P56" style:family="paragraph" style:parent-style-name="Standard">
      <style:text-properties fo:font-weight="normal" officeooo:rsid="002e3d6a" officeooo:paragraph-rsid="002e3d6a" style:font-weight-asian="normal" style:font-weight-complex="normal"/>
    </style:style>
    <style:style style:name="P57" style:family="paragraph" style:parent-style-name="Standard">
      <style:text-properties fo:font-weight="normal" officeooo:rsid="0030aab2" officeooo:paragraph-rsid="0030aab2" style:font-weight-asian="normal" style:font-weight-complex="normal"/>
    </style:style>
    <style:style style:name="P58" style:family="paragraph" style:parent-style-name="Standard">
      <style:text-properties fo:font-weight="normal" officeooo:rsid="00322263" officeooo:paragraph-rsid="00322263" style:font-weight-asian="normal" style:font-weight-complex="normal"/>
    </style:style>
    <style:style style:name="P59" style:family="paragraph" style:parent-style-name="Standard">
      <style:text-properties fo:font-weight="normal" officeooo:rsid="00334742" officeooo:paragraph-rsid="00334742" style:font-weight-asian="normal" style:font-weight-complex="normal"/>
    </style:style>
    <style:style style:name="P60" style:family="paragraph" style:parent-style-name="Standard">
      <style:text-properties fo:font-weight="normal" officeooo:rsid="0033da52" officeooo:paragraph-rsid="0033da52" style:font-weight-asian="normal" style:font-weight-complex="normal"/>
    </style:style>
    <style:style style:name="P61" style:family="paragraph" style:parent-style-name="Standard">
      <style:text-properties fo:font-weight="normal" officeooo:rsid="003442a9" officeooo:paragraph-rsid="003442a9" style:font-weight-asian="normal" style:font-weight-complex="normal"/>
    </style:style>
    <style:style style:name="P62" style:family="paragraph" style:parent-style-name="Standard">
      <style:text-properties fo:font-weight="normal" officeooo:rsid="003539b5" officeooo:paragraph-rsid="003539b5" style:font-weight-asian="normal" style:font-weight-complex="normal"/>
    </style:style>
    <style:style style:name="P63" style:family="paragraph" style:parent-style-name="Standard">
      <style:text-properties fo:font-weight="normal" officeooo:rsid="00371c8e" officeooo:paragraph-rsid="00371c8e" style:font-weight-asian="normal" style:font-weight-complex="normal"/>
    </style:style>
    <style:style style:name="P64" style:family="paragraph" style:parent-style-name="Standard">
      <style:text-properties fo:font-weight="normal" officeooo:rsid="00376194" officeooo:paragraph-rsid="00376194" style:font-weight-asian="normal" style:font-weight-complex="normal"/>
    </style:style>
    <style:style style:name="P65" style:family="paragraph" style:parent-style-name="Standard">
      <style:text-properties fo:font-weight="normal" officeooo:rsid="003aa632" officeooo:paragraph-rsid="003aa632" style:font-weight-asian="normal" style:font-weight-complex="normal"/>
    </style:style>
    <style:style style:name="P66" style:family="paragraph" style:parent-style-name="Standard">
      <style:text-properties fo:font-weight="normal" officeooo:rsid="003ee1a7" officeooo:paragraph-rsid="003ee1a7" style:font-weight-asian="normal" style:font-weight-complex="normal"/>
    </style:style>
    <style:style style:name="P67" style:family="paragraph" style:parent-style-name="Standard">
      <style:text-properties fo:font-weight="normal" officeooo:rsid="0040b30f" officeooo:paragraph-rsid="0040b30f" style:font-weight-asian="normal" style:font-weight-complex="normal"/>
    </style:style>
    <style:style style:name="P68" style:family="paragraph" style:parent-style-name="Standard">
      <style:text-properties officeooo:rsid="00601b30" officeooo:paragraph-rsid="00601b30"/>
    </style:style>
    <style:style style:name="P69" style:family="paragraph" style:parent-style-name="Text_20_body">
      <style:text-properties officeooo:paragraph-rsid="0076071b"/>
    </style:style>
    <style:style style:name="P70" style:family="paragraph" style:parent-style-name="Text_20_body">
      <style:text-properties officeooo:rsid="0079808c" officeooo:paragraph-rsid="0079808c"/>
    </style:style>
    <style:style style:name="P71" style:family="paragraph" style:parent-style-name="Text_20_body">
      <style:text-properties officeooo:paragraph-rsid="0079808c"/>
    </style:style>
    <style:style style:name="P72" style:family="paragraph" style:parent-style-name="Text_20_body">
      <style:text-properties officeooo:paragraph-rsid="00838735"/>
    </style:style>
    <style:style style:name="P73" style:family="paragraph" style:parent-style-name="Text_20_body">
      <style:text-properties officeooo:rsid="0084aed0" officeooo:paragraph-rsid="0084aed0"/>
    </style:style>
    <style:style style:name="P74" style:family="paragraph" style:parent-style-name="Text_20_body">
      <style:text-properties fo:font-weight="bold" officeooo:rsid="0084aed0" officeooo:paragraph-rsid="0084aed0" style:font-weight-asian="bold" style:font-weight-complex="bold"/>
    </style:style>
    <style:style style:name="P75" style:family="paragraph" style:parent-style-name="Text_20_body">
      <style:text-properties fo:font-weight="bold" officeooo:rsid="0079808c" officeooo:paragraph-rsid="0079808c" style:font-weight-asian="bold" style:font-weight-complex="bold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1">
      <style:text-properties officeooo:rsid="0076071b" officeooo:paragraph-rsid="0076071b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079808c"/>
    </style:style>
    <style:style style:name="T1" style:family="text">
      <style:text-properties officeooo:rsid="001f8d4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bf75" style:font-style-asian="italic" style:font-style-complex="italic"/>
    </style:style>
    <style:style style:name="T4" style:family="text">
      <style:text-properties fo:font-style="italic" officeooo:rsid="00219dd4" style:font-style-asian="italic" style:font-style-complex="italic"/>
    </style:style>
    <style:style style:name="T5" style:family="text">
      <style:text-properties fo:font-style="italic" officeooo:rsid="002a509e" style:font-style-asian="italic" style:font-style-complex="italic"/>
    </style:style>
    <style:style style:name="T6" style:family="text">
      <style:text-properties fo:font-style="italic" officeooo:rsid="002c16b1" style:font-style-asian="italic" style:font-style-complex="italic"/>
    </style:style>
    <style:style style:name="T7" style:family="text">
      <style:text-properties fo:font-style="italic" officeooo:rsid="002fa57d" style:font-style-asian="italic" style:font-style-complex="italic"/>
    </style:style>
    <style:style style:name="T8" style:family="text">
      <style:text-properties fo:font-style="italic" officeooo:rsid="0038ea7f" style:font-style-asian="italic" style:font-style-complex="italic"/>
    </style:style>
    <style:style style:name="T9" style:family="text">
      <style:text-properties fo:font-style="italic" officeooo:rsid="0061405a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d560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c6c2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officeooo:rsid="001fbf75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fbf75"/>
    </style:style>
    <style:style style:name="T18" style:family="text">
      <style:text-properties officeooo:rsid="006150ea"/>
    </style:style>
    <style:style style:name="T19" style:family="text">
      <style:text-properties officeooo:rsid="00616d9a"/>
    </style:style>
    <style:style style:name="T20" style:family="text">
      <style:text-properties officeooo:rsid="0074a897"/>
    </style:style>
    <style:style style:name="T21" style:family="text">
      <style:text-properties officeooo:rsid="0075bb22"/>
    </style:style>
    <style:style style:name="T22" style:family="text">
      <style:text-properties officeooo:rsid="0076071b"/>
    </style:style>
    <style:style style:name="T23" style:family="text">
      <style:text-properties officeooo:rsid="0079808c"/>
    </style:style>
    <style:style style:name="T24" style:family="text">
      <style:text-properties officeooo:rsid="007b7d74"/>
    </style:style>
    <style:style style:name="T25" style:family="text">
      <style:text-properties officeooo:rsid="007de629"/>
    </style:style>
    <style:style style:name="T26" style:family="text">
      <style:text-properties officeooo:rsid="007f1702"/>
    </style:style>
    <style:style style:name="T27" style:family="text">
      <style:text-properties officeooo:rsid="00838735"/>
    </style:style>
    <style:style style:name="T28" style:family="text">
      <style:text-properties officeooo:rsid="0084ae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imations</text:h>
      <text:p text:style-name="P1"/>
      <text:h text:style-name="Heading_20_2" text:outline-level="2">Menu : Push any key</text:h>
      <text:p text:style-name="P1"><text:tab/>Animation yoshi Collatéraux :</text:p>
      <text:p text:style-name="P1"><text:tab/><text:tab/>Bouche ouvre ferme</text:p>
      <text:p text:style-name="P1"><text:tab/><text:tab/>Bras s’agitant de haut en bas</text:p>
      <text:p text:style-name="P1"><text:tab/>Animation Yoshi principal :</text:p>
      <text:p text:style-name="P1"><text:tab/><text:tab/>Cligne des yeux</text:p>
      <text:p text:style-name="P2"><text:tab/><text:tab/><text:span text:style-name="T1">Quand presse une touche :</text:span></text:p>
      <text:p text:style-name="P2"><text:tab/><text:tab/><text:tab/><text:span text:style-name="T1">Yoshi principal fait le « V » avec ses doigts</text:span></text:p>
      <text:p text:style-name="P1"><text:tab/>Animation bulle :</text:p>
      <text:p text:style-name="P1"><text:tab/><text:tab/>Diagonale haut gauche</text:p>
      <text:p text:style-name="P1"><text:tab/>Animation plante :</text:p>
      <text:p text:style-name="P1"><text:tab/><text:tab/>Bouche ouvre ferme</text:p>
      <text:p text:style-name="P1"><text:tab/><text:tab/>Saute</text:p>
      <text:p text:style-name="P1"/>
      <text:p text:style-name="P1"><text:tab/>« Push any key » :</text:p>
      <text:p text:style-name="P1"><text:tab/><text:tab/>Bouton clignote</text:p>
      <text:p text:style-name="P1"/>
      <text:h text:style-name="Heading_20_2" text:outline-level="2">Menu de selection :</text:h>
      <text:p text:style-name="P3"><text:tab/>Animation Yoshi</text:p>
      <text:p text:style-name="P3"><text:tab/><text:tab/>Yoshi flotte de haut en bas</text:p>
      <text:p text:style-name="P3"><text:tab/><text:tab/>Pour les 2 Yoshis : Yeux clignotes</text:p>
      <text:p text:style-name="P3"><text:tab/>Animation bulle :</text:p>
      <text:p text:style-name="P3"><text:tab/><text:tab/>Quand on déplace le curseur, le texte change progressivement</text:p>
      <text:p text:style-name="P3"><text:tab/>Animation curseur :</text:p>
      <text:p text:style-name="P3"><text:tab/><text:tab/>Clignote</text:p>
      <text:p text:style-name="P3"/>
      <text:p text:style-name="P3"><text:tab/>Animation Fenetre :</text:p>
      <text:p text:style-name="P3"><text:tab/><text:tab/>Se ferme de bas en haut quand on sélectionne un élement</text:p>
      <text:p text:style-name="P3"><text:tab/><text:tab/>S’ouvre de haut en bas quand la nouvelle fenêtre s’ouvre</text:p>
      <text:p text:style-name="P3"/>
      <text:h text:style-name="P77" text:outline-level="1">Jeu :</text:h>
      <text:p text:style-name="P72"><text:tab/><text:span text:style-name="T27">6 écrans de jeux :</text:span><text:tab/></text:p>
      <text:p text:style-name="P72"><text:span text:style-name="T22"><text:tab/><text:tab/>Écran Yoshi :</text:span></text:p>
      <text:p text:style-name="P72"><text:span text:style-name="T22"><text:tab/><text:tab/><text:tab/>Petit yoshi : <text:tab/>Cligne des yeux <text:line-break/><text:tab/><text:tab/><text:tab/><text:tab/><text:tab/>Tire la langue quand un panel se détruit<text:line-break/><text:tab/><text:tab/><text:tab/><text:tab/><text:tab/>Saute quand il y a combo (2 intensités)<text:line-break/><text:tab/><text:tab/><text:tab/>Yoshi principal : Ferme les yeux<text:line-break/><text:tab/><text:tab/><text:tab/>Bulle : Dirige vers le haut a gauche<text:line-break/><text:tab/><text:tab/><text:tab/>Nuage : Bouge</text:span></text:p>
      <text:p text:style-name="P69"><text:soft-page-break/><text:tab/><text:span text:style-name="T24">Explosion panels :<text:line-break/><text:tab/><text:tab/>Blanchit un certain temps<text:line-break/><text:tab/><text:tab/>Element avec des yeux et bouche ouverte<text:line-break/><text:tab/><text:tab/>Explosion</text:span></text:p>
      <text:p text:style-name="P69"><text:tab/><text:span text:style-name="T24">Chute panel :<text:line-break/><text:tab/></text:span><text:tab/><text:span text:style-name="T24">Effet de rebond</text:span></text:p>
      <text:p text:style-name="P69"><text:tab/><text:span text:style-name="T25">Combo :</text:span></text:p>
      <text:p text:style-name="P69"><text:tab/><text:tab/><text:span text:style-name="T25">Explosion précédente se recentre sur la prochaine explosion<text:line-break/><text:tab/><text:tab/>Fait apparaître un carré « x2 », « x3 »...</text:span></text:p>
      <text:p text:style-name="P69"><text:tab/></text:p>
      <text:h text:style-name="P79" text:outline-level="1"><text:span text:style-name="T23">Structure écran de jeu</text:span></text:h>
      <text:p text:style-name="P71"/>
      <text:p text:style-name="P75">1 joueur :</text:p>
      <text:p text:style-name="P70">Timer en haut a gauche</text:p>
      <text:p text:style-name="P70">Fenetre en haut à droite a droite :<text:line-break/><text:tab/>Hi-score<text:line-break/><text:tab/>Score<text:line-break/><text:tab/>Speed Level<text:line-break/><text:tab/>Stop clock <text:span text:style-name="T26">(Bouge et affiche stop avec timer qui cache le speed level)</text:span></text:p>
      <text:p text:style-name="P70"/>
      <text:p text:style-name="P74">2 joueurs :</text:p>
      <text:p text:style-name="P73">Au centre :<text:line-break/><text:tab/>Timer<text:line-break/><text:tab/>Level (Easy/Normal/Hard)<text:line-break/><text:tab/>Time<text:line-break/><text:tab/>Stars(?)</text:p>
      <text:h text:style-name="Heading_20_1" text:outline-level="1"/>
      <text:h text:style-name="Heading_20_1" text:outline-level="1"><text:span text:style-name="T21">Arborescence </text:span>Menu :</text:h>
      <text:p text:style-name="P3"><text:tab/>1 player Game :</text:p>
      <text:p text:style-name="P3"><text:tab/><text:tab/><text:span text:style-name="T18">Endless :<text:tab/>Speed level (1-99) Game Level (Easy/Normal/Hard) (Character)</text:span></text:p>
      <text:p text:style-name="P6"><text:tab/><text:tab/><text:span text:style-name="T18">Time Trial :<text:tab/>Speed level (1-99) Game Level (Easy/Normal/Hard)</text:span></text:p>
      <text:p text:style-name="P3"><text:tab/><text:tab/><text:span text:style-name="T18">Stage Clear :<text:tab/>New game/Password (Round 1-6 Level 1-5)</text:span></text:p>
      <text:p text:style-name="P7"><text:tab/><text:tab/><text:span text:style-name="T18">Puzzle :<text:tab/>New game/Password (Round 1-6 Level 1-10) (Counting moves)</text:span></text:p>
      <text:p text:style-name="P8"><text:tab/><text:tab/><text:span text:style-name="T18">VS.<text:tab/><text:tab/>New game/Password (EASY/NORMAL/HARD) (World map)</text:span></text:p>
      <text:p text:style-name="P9"><text:tab/></text:p>
      <text:p text:style-name="P9"><text:tab/>2 player Game, </text:p>
      <text:p text:style-name="P3"><text:tab/><text:tab/><text:span text:style-name="T19">Time Trial : <text:tab/>Player 1/2- LVL (1-10) HANDICAP (0-9999)</text:span></text:p>
      <text:p text:style-name="P3"><text:tab/><text:tab/><text:span text:style-name="T19">VS. :<text:tab/><text:tab/>Player 1/2- LVL (1-10)</text:span></text:p>
      <text:p text:style-name="P3"/>
      <text:p text:style-name="P3"><text:tab/>How to Play :</text:p>
      <text:p text:style-name="P3"><text:tab/><text:tab/><text:span text:style-name="T17">Operation : <text:tab/></text:span><text:span text:style-name="T3">Affiche manette avec contrôle (nuage qui bouge + push any key) </text:span></text:p>
      <text:p text:style-name="P5"><text:tab/><text:tab/><text:span text:style-name="T17">Rule 1 : <text:tab/></text:span><text:span text:style-name="T3">Affiche fenetre de jeu avec Yoshi expliquant bases </text:span><text:span text:style-name="T9">(voir script)</text:span></text:p>
      <text:p text:style-name="P5"><text:tab/><text:tab/><text:span text:style-name="T17">Rule 2 :<text:tab/></text:span><text:span text:style-name="T3">Affiche fenetre de jeu avec Yoshi expliquant bases </text:span><text:span text:style-name="T9">(voir script)</text:span></text:p>
      <text:p text:style-name="P5"><text:tab/><text:tab/><text:span text:style-name="T17">VS. Rule 1 :<text:tab/></text:span><text:span text:style-name="T3">Affiche fenetre de jeu avec Yoshi expliquant bases </text:span><text:span text:style-name="T9">(voir script)</text:span></text:p>
      <text:p text:style-name="P5"><text:tab/><text:tab/><text:span text:style-name="T17">VS. Rule 2 : <text:tab/></text:span><text:span text:style-name="T3">Affiche fenetre de jeu avec Yoshi expliquant bases </text:span><text:span text:style-name="T9">(voir script)</text:span></text:p>
      <text:p text:style-name="P10"><text:tab/></text:p>
      <text:p text:style-name="P10"><text:tab/>How to Improve :</text:p>
      <text:p text:style-name="P4"><text:tab/><text:tab/><text:span text:style-name="T2">Lance une Fenetre de jeu et proposent des </text:span><text:span text:style-name="T3">enchainements</text:span><text:span text:style-name="T2"> pré-établis (pas <text:tab/><text:tab/><text:tab/>d’interaction joueur) </text:span></text:p>
      <text:p text:style-name="P4"><text:span text:style-name="T3"><text:tab/><text:tab/>(Reprendre les exemples du jeu?)</text:span></text:p>
      <text:p text:style-name="P3"><text:soft-page-break/><text:tab/><text:tab/>Combos : <text:tab/><text:span text:style-name="T2">Clear 4/5/6/10/</text:span><text:span text:style-name="T3">etc/exit → 4 exemples pour chaque</text:span></text:p>
      <text:p text:style-name="P4"><text:tab/><text:tab/>Chains : <text:tab/><text:span text:style-name="T15">2xChain/3xChaine/Step1/Step2/etc/exit </text:span><text:span text:style-name="T3">→ 4 exemples pour chaque</text:span></text:p>
      <text:p text:style-name="P4"><text:tab/><text:tab/>Skills : <text:tab/><text:span text:style-name="T3">Basics/Skill/Demo1/Demo2/Time lag/exit → 4 exemples pour chaque</text:span></text:p>
      <text:p text:style-name="P10"><text:tab/></text:p>
      <text:p text:style-name="P10"><text:tab/>Option :</text:p>
      <text:p text:style-name="P3"><text:tab/><text:tab/>Text Type</text:p>
      <text:p text:style-name="P3"><text:tab/><text:tab/>Match PTS :<text:tab/><text:span text:style-name="T20">1P/2P</text:span></text:p>
      <text:p text:style-name="P3"><text:tab/><text:tab/>Sound test : <text:tab/><text:span text:style-name="T2">Joue l’ensemble des sons du jeu</text:span></text:p>
      <text:p text:style-name="P3"><text:tab/><text:tab/>Music test : <text:tab/><text:span text:style-name="T2">Joue l’ensemble des musiques du jeu</text:span></text:p>
      <text:p text:style-name="P3"><text:tab/><text:tab/>Character : <text:tab/><text:span text:style-name="T2">Affiche</text:span> <text:span text:style-name="T2">les différentes fiches des personnages<text:line-break/><text:tab/><text:tab/></text:span><text:span text:style-name="T16">Cpu switch :</text:span></text:p>
      <text:p text:style-name="P3"><text:span text:style-name="T16"><text:tab/><text:tab/><text:tab/>1p CPU : <text:tab/><text:tab/></text:span><text:span text:style-name="T10">On/Off</text:span></text:p>
      <text:p text:style-name="P3"><text:span text:style-name="T10"><text:tab/><text:tab/><text:tab/></text:span><text:span text:style-name="T16">1p CPU Level :<text:tab/></text:span><text:span text:style-name="T10">0-7</text:span></text:p>
      <text:p text:style-name="P3"><text:span text:style-name="T10"><text:tab/><text:tab/><text:tab/>2</text:span><text:span text:style-name="T16">p CPU : <text:tab/><text:tab/></text:span><text:span text:style-name="T10">On/Off</text:span></text:p>
      <text:p text:style-name="P3"><text:span text:style-name="T10"><text:tab/><text:tab/><text:tab/>2</text:span><text:span text:style-name="T16">p CPU Level :<text:tab/></text:span><text:span text:style-name="T10">0-7</text:span></text:p>
      <text:p text:style-name="P3"><text:tab/></text:p>
      <text:h text:style-name="P78" text:outline-level="1">SCRIPTS :</text:h>
      <text:p text:style-name="P14"/>
      <text:h text:style-name="Heading_20_2" text:outline-level="2">How to play – Rule 1 :</text:h>
      <text:p text:style-name="P14"/>
      <text:p text:style-name="P11"><text:span text:style-name="T2">Howdy !</text:span></text:p>
      <text:p text:style-name="P11"><text:span text:style-name="T2">It’s me, Yoshi !!</text:span></text:p>
      <text:p text:style-name="P11"><text:span text:style-name="T2"/></text:p>
      <text:p text:style-name="P11"><text:span text:style-name="T2">I’m here to show you <text:line-break/>how to play this game.<text:line-break/>I’ve got lots to show,</text:span></text:p>
      <text:p text:style-name="P11"><text:span text:style-name="T2">so pay attention.</text:span></text:p>
      <text:p text:style-name="P11"><text:span text:style-name="T2"/></text:p>
      <text:p text:style-name="P11"><text:span text:style-name="T2">This is the cursor !</text:span></text:p>
      <text:p text:style-name="P11"><text:span text:style-name="T2">To the right, or left.<text:line-break/>From top, to bottom.<text:line-break/>It can move freely !</text:span></text:p>
      <text:p text:style-name="P11"><text:span text:style-name="T2">« move cursor »</text:span></text:p>
      <text:p text:style-name="P11"/>
      <text:p text:style-name="P12">You can use either</text:p>
      <text:p text:style-name="P12">the A or B button.<text:line-break/>This is how you can</text:p>
      <text:p text:style-name="P12">arrange the panels !</text:p>
      <text:p text:style-name="P12">« move panel »</text:p>
      <text:p text:style-name="P12"/>
      <text:p text:style-name="P13">If you want, you can</text:p>
      <text:p text:style-name="P13">drop them, just like </text:p>
      <text:p text:style-name="P13">this !</text:p>
      <text:p text:style-name="P13">« drop move »</text:p>
      <text:p text:style-name="P13"/>
      <text:p text:style-name="P13">Align three or more</text:p>
      <text:p text:style-name="P13">like panels vertically</text:p>
      <text:p text:style-name="P13">or horizontally, and</text:p>
      <text:p text:style-name="P13">they will disappear !!</text:p>
      <text:p text:style-name="P11"><text:span text:style-name="T2">« make panels disappear »</text:span></text:p>
      <text:p text:style-name="P11"><text:span text:style-name="T2"/></text:p>
      <text:p text:style-name="P11"><text:span text:style-name="T2">You can make more</text:span></text:p>
      <text:p text:style-name="P11"><text:span text:style-name="T2">disappear. Keep going,</text:span></text:p>
      <text:p text:style-name="P11"><text:span text:style-name="T2">and don’t miss any.<text:line-break/>Ah, there’s one more !</text:span></text:p>
      <text:p text:style-name="P11"><text:span text:style-name="T2">« </text:span><text:span text:style-name="T4">Resolve the puzzle »</text:span></text:p>
      <text:p text:style-name="P11"><text:span text:style-name="T4"/></text:p>
      <text:p text:style-name="P14"><text:span text:style-name="T2">You can even raise </text:span></text:p>
      <text:p text:style-name="P14"><text:span text:style-name="T2">the whole stack by</text:span></text:p>
      <text:p text:style-name="P14"><text:span text:style-name="T2">pressing either the</text:span></text:p>
      <text:p text:style-name="P14"><text:span text:style-name="T2">L or R Button.<text:line-break/>« Raise the stack »<text:line-break/></text:span></text:p>
      <text:p text:style-name="P14"><text:span text:style-name="T2">But don’t hit the top <text:line-break/>or the Game is Over !!</text:span></text:p>
      <text:p text:style-name="P14"><text:soft-page-break/><text:span text:style-name="T2">« Create Game Over »</text:span></text:p>
      <text:p text:style-name="P14"><text:span text:style-name="T2"/></text:p>
      <text:p text:style-name="P14"><text:span text:style-name="T2"/></text:p>
      <text:p text:style-name="P14"><text:span text:style-name="T2">« Clear the game and start new one »</text:span></text:p>
      <text:p text:style-name="P14"><text:span text:style-name="T2">Now it’s time to </text:span></text:p>
      <text:p text:style-name="P14"><text:span text:style-name="T2">teach you about <text:line-break/>Combos and Chains !</text:span></text:p>
      <text:p text:style-name="P14"><text:span text:style-name="T2"/></text:p>
      <text:p text:style-name="P14"><text:span text:style-name="T2">It’s a little harder </text:span></text:p>
      <text:p text:style-name="P14"><text:span text:style-name="T2">to clear this way, so</text:span></text:p>
      <text:p text:style-name="P14"><text:span text:style-name="T2">you’re rewarded with </text:span></text:p>
      <text:p text:style-name="P14"><text:span text:style-name="T2">a higher score !</text:span></text:p>
      <text:p text:style-name="P14"><text:span text:style-name="T2"/></text:p>
      <text:p text:style-name="P14"><text:span text:style-name="T2">A </text:span><text:span text:style-name="T13">combo </text:span><text:span text:style-name="T2">is when </text:span></text:p>
      <text:p text:style-name="P14"><text:span text:style-name="T2">you clear many panels</text:span></text:p>
      <text:p text:style-name="P14"><text:span text:style-name="T2">simultaneously.<text:line-break/>Watch this !</text:span></text:p>
      <text:p text:style-name="P14"><text:span text:style-name="T2"/></text:p>
      <text:p text:style-name="P14"><text:span text:style-name="T2">Clear 4…<text:line-break/>« Clear 4 »</text:span></text:p>
      <text:p text:style-name="P14"><text:span text:style-name="T2">Clear 5…</text:span></text:p>
      <text:p text:style-name="P14"><text:span text:style-name="T2">« Clear 5 »</text:span></text:p>
      <text:p text:style-name="P15"><text:span text:style-name="T2">Clear 6…</text:span></text:p>
      <text:p text:style-name="P15"><text:span text:style-name="T2">« Clear 6 »</text:span></text:p>
      <text:p text:style-name="P15"><text:span text:style-name="T2">And... even Clear 10 !!</text:span></text:p>
      <text:p text:style-name="P15"><text:span text:style-name="T2">« Clear 10 »</text:span></text:p>
      <text:p text:style-name="P15"><text:span text:style-name="T2"/></text:p>
      <text:p text:style-name="P15"><text:span text:style-name="T2">Now on to Chains !</text:span></text:p>
      <text:p text:style-name="P15"><text:span text:style-name="T2">First a x2 Chain !</text:span></text:p>
      <text:p text:style-name="P15"><text:span text:style-name="T2">«x2 chain » « Clear game »</text:span></text:p>
      <text:p text:style-name="P15"><text:span text:style-name="T2">Or maybe a x3 Chaine !</text:span></text:p>
      <text:p text:style-name="P15"><text:span text:style-name="T2">« x3 chain » « Clear game »</text:span></text:p>
      <text:p text:style-name="P15"><text:span text:style-name="T2"/></text:p>
      <text:p text:style-name="P15"><text:span text:style-name="T2">Well, that’s it for the lesson !</text:span></text:p>
      <text:p text:style-name="P15"><text:span text:style-name="T2"/></text:p>
      <text:p text:style-name="P15"><text:span text:style-name="T2">In the next lesson,</text:span></text:p>
      <text:p text:style-name="P15"><text:span text:style-name="T2">I’ll teach you some </text:span></text:p>
      <text:p text:style-name="P15"><text:span text:style-name="T2">advanced techniques !</text:span></text:p>
      <text:p text:style-name="P49"><text:span text:style-name="T2">See ya !</text:span></text:p>
      <text:p text:style-name="P15"><text:span text:style-name="T2"/></text:p>
      <text:h text:style-name="P76" text:outline-level="2">How to play – Rule 2 :</text:h>
      <text:p text:style-name="P16"><text:span text:style-name="T2"/></text:p>
      <text:p text:style-name="P50"><text:span text:style-name="T2">Welcome back ! </text:span></text:p>
      <text:p text:style-name="P50"><text:span text:style-name="T2">I’ve been waiting <text:line-break/>for you.</text:span></text:p>
      <text:p text:style-name="P50"><text:span text:style-name="T2"/></text:p>
      <text:p text:style-name="P50"><text:span text:style-name="T2">This lesson is a bit <text:line-break/>more difficult, so if<text:line-break/>you don’t mind…<text:line-break/>Pay attention !</text:span></text:p>
      <text:p text:style-name="P50"><text:span text:style-name="T2"/></text:p>
      <text:p text:style-name="P50"><text:span text:style-name="T2">« New example »</text:span></text:p>
      <text:p text:style-name="P50"><text:span text:style-name="T2">Let’s cover </text:span><text:span text:style-name="T13">Chains</text:span><text:span text:style-name="T2">.<text:line-break/>Really, they’re pretty</text:span></text:p>
      <text:p text:style-name="P50"><text:span text:style-name="T2">easy, and all the kids</text:span></text:p>
      <text:p text:style-name="P50"><text:span text:style-name="T2">are doing them.<text:line-break/></text:span></text:p>
      <text:p text:style-name="P50"><text:span text:style-name="T2">First place these…</text:span></text:p>
      <text:p text:style-name="P50"><text:span text:style-name="T2">« highlight 3 blocks »</text:span></text:p>
      <text:p text:style-name="P50"><text:span text:style-name="T2">and most importantly,</text:span></text:p>
      <text:p text:style-name="P50"><text:span text:style-name="T2">if you move this panel,</text:span></text:p>
      <text:p text:style-name="P50"><text:span text:style-name="T2">« Arrow on the panel »</text:span></text:p>
      <text:p text:style-name="P50"><text:span text:style-name="T2">you can form a </text:span><text:span text:style-name="T13">Chain </text:span><text:span text:style-name="T2">!</text:span></text:p>
      <text:p text:style-name="P50"><text:span text:style-name="T2"/></text:p>
      <text:p text:style-name="P52"><text:span text:style-name="T2">« </text:span><text:span text:style-name="T5">perform the x2 chain »</text:span></text:p>
      <text:p text:style-name="P51"><text:span text:style-name="T2">Hurry ! Hurry !</text:span></text:p>
      <text:p text:style-name="P51"><text:span text:style-name="T2">See ! I did it I got </text:span></text:p>
      <text:p text:style-name="P51"><text:span text:style-name="T2">a x2 chain !</text:span></text:p>
      <text:p text:style-name="P51"><text:span text:style-name="T5"/></text:p>
      <text:p text:style-name="P53"><text:span text:style-name="T5">I’</text:span><text:span text:style-name="T2">ll do it again,</text:span></text:p>
      <text:p text:style-name="P53"><text:span text:style-name="T2">a bit slower though…<text:line-break/>First, you place </text:span></text:p>
      <text:p text:style-name="P53"><text:span text:style-name="T2">one, then…</text:span></text:p>
      <text:p text:style-name="P53"><text:span text:style-name="T2">« place one »</text:span></text:p>
      <text:p text:style-name="P53"><text:span text:style-name="T2"/></text:p>
      <text:p text:style-name="P53"><text:span text:style-name="T2">Slide this one over.</text:span></text:p>
      <text:p text:style-name="P53"><text:span text:style-name="T2">« arrow, then slide »</text:span></text:p>
      <text:p text:style-name="P53"><text:span text:style-name="T2">A x2 chain !</text:span></text:p>
      <text:p text:style-name="P51"><text:span text:style-name="T5">N</text:span><text:span text:style-name="T6">ext this one...</text:span></text:p>
      <text:p text:style-name="P51"><text:span text:style-name="T6">« arrow, then slide »</text:span></text:p>
      <text:p text:style-name="P54"><text:span text:style-name="T6">I</text:span><text:span text:style-name="T2">t’s a x3 chain !</text:span></text:p>
      <text:p text:style-name="P55"><text:span text:style-name="T2"/></text:p>
      <text:p text:style-name="P55"><text:span text:style-name="T2">You can clear lots</text:span></text:p>
      <text:p text:style-name="P55"><text:span text:style-name="T2">of panels forming</text:span></text:p>
      <text:p text:style-name="P55"><text:span text:style-name="T13">Chains</text:span><text:span text:style-name="T2"> this way !</text:span></text:p>
      <text:p text:style-name="P55"><text:span text:style-name="T2"/></text:p>
      <text:p text:style-name="P56"><text:span text:style-name="T2">Forming </text:span><text:span text:style-name="T13">Chains </text:span><text:span text:style-name="T2">like</text:span></text:p>
      <text:p text:style-name="P56"><text:span text:style-name="T2">this are called </text:span></text:p>
      <text:p text:style-name="P18"><text:span text:style-name="T2">Skill Chains.</text:span></text:p>
      <text:p text:style-name="P56"><text:span text:style-name="T2">« </text:span><text:span text:style-name="T7">perform plenty of skill chains »</text:span></text:p>
      <text:p text:style-name="P18"><text:span text:style-name="T2"/></text:p>
      <text:p text:style-name="P57"><text:soft-page-break/><text:span text:style-name="T2">This is a very </text:span></text:p>
      <text:p text:style-name="P57"><text:span text:style-name="T2">important technique.<text:line-break/>So, keep practicing,</text:span></text:p>
      <text:p text:style-name="P57"><text:span text:style-name="T2">and it’ll come easy !</text:span></text:p>
      <text:p text:style-name="P57"><text:span text:style-name="T2"/></text:p>
      <text:p text:style-name="P58"><text:span text:style-name="T2">Oops !</text:span></text:p>
      <text:p text:style-name="P58"><text:span text:style-name="T2">I forgot to tell you </text:span></text:p>
      <text:p text:style-name="P58"><text:span text:style-name="T2">a little something !</text:span></text:p>
      <text:p text:style-name="P58"><text:span text:style-name="T2"/></text:p>
      <text:p text:style-name="P58"><text:span text:style-name="T2">When you form </text:span><text:span text:style-name="T13">Chains</text:span></text:p>
      <text:p text:style-name="P58"><text:span text:style-name="T2">the sound the panels</text:span></text:p>
      <text:p text:style-name="P58"><text:span text:style-name="T2">make when they </text:span></text:p>
      <text:p text:style-name="P58"><text:span text:style-name="T2">disappear changes !</text:span></text:p>
      <text:p text:style-name="P58"><text:span text:style-name="T2"/></text:p>
      <text:p text:style-name="P58"><text:span text:style-name="T2">And…</text:span></text:p>
      <text:p text:style-name="P58"><text:span text:style-name="T2">should you form a </text:span></text:p>
      <text:p text:style-name="P58"><text:span text:style-name="T2">Super </text:span><text:span text:style-name="T13">Chain, </text:span><text:span text:style-name="T2">a lovely</text:span></text:p>
      <text:p text:style-name="P58"><text:span text:style-name="T2">fanfare will sound !!</text:span></text:p>
      <text:p text:style-name="P58"><text:span text:style-name="T2"/></text:p>
      <text:p text:style-name="P58"><text:span text:style-name="T2">Hmm…<text:line-break/>Let’s see…<text:line-break/>Did I tell you </text:span></text:p>
      <text:p text:style-name="P58"><text:span text:style-name="T2">about « Stop » ?</text:span></text:p>
      <text:p text:style-name="P58"><text:span text:style-name="T2"/></text:p>
      <text:p text:style-name="P59"><text:span text:style-name="T2">When you do a </text:span><text:span text:style-name="T13">Chain</text:span></text:p>
      <text:p text:style-name="P59"><text:span text:style-name="T2">or </text:span><text:span text:style-name="T13">Combo</text:span><text:span text:style-name="T2">, the stack </text:span></text:p>
      <text:p text:style-name="P59"><text:span text:style-name="T2">will </text:span><text:span text:style-name="T13">stop</text:span><text:span text:style-name="T2"> rising for </text:span></text:p>
      <text:p text:style-name="P59"><text:span text:style-name="T2">a short time.</text:span></text:p>
      <text:p text:style-name="P59"><text:span text:style-name="T2"/></text:p>
      <text:p text:style-name="P60"><text:span text:style-name="T2">Yes ! 4 cleared !</text:span></text:p>
      <text:p text:style-name="P60"><text:span text:style-name="T2">While the fireworks</text:span></text:p>
      <text:p text:style-name="P60"><text:span text:style-name="T2">go off, keep clearing</text:span></text:p>
      <text:p text:style-name="P60"><text:span text:style-name="T2">panels. Don’t hesitate !</text:span></text:p>
      <text:p text:style-name="P60"><text:span text:style-name="T2"/></text:p>
      <text:p text:style-name="P61"><text:span text:style-name="T2">When you are in big</text:span></text:p>
      <text:p text:style-name="P61"><text:span text:style-name="T2">trouble, they’ll </text:span><text:span text:style-name="T13">stop</text:span></text:p>
      <text:p text:style-name="P61"><text:span text:style-name="T2">a little longer. </text:span></text:p>
      <text:p text:style-name="P61"><text:span text:style-name="T2"/></text:p>
      <text:p text:style-name="P62"><text:span text:style-name="T2">At that time, a</text:span></text:p>
      <text:p text:style-name="P62"><text:span text:style-name="T2">« </text:span><text:span text:style-name="T13">stop » </text:span><text:span text:style-name="T2">mark will</text:span></text:p>
      <text:p text:style-name="P62"><text:span text:style-name="T2">appear.</text:span></text:p>
      <text:p text:style-name="P62"><text:span text:style-name="T2"/></text:p>
      <text:p text:style-name="P62"><text:span text:style-name="T2">Then, you’ll hear</text:span></text:p>
      <text:p text:style-name="P62"><text:span text:style-name="T2">someone shout quite </text:span></text:p>
      <text:p text:style-name="P62"><text:span text:style-name="T2">loudly, « </text:span><text:span text:style-name="T13">Stop ! </text:span><text:span text:style-name="T2">» and </text:span></text:p>
      <text:p text:style-name="P62"><text:span text:style-name="T2">the stack will stop.</text:span></text:p>
      <text:p text:style-name="P62"><text:span text:style-name="T2"/></text:p>
      <text:p text:style-name="P63"><text:span text:style-name="T2">Oh no, it looks like</text:span></text:p>
      <text:p text:style-name="P63"><text:span text:style-name="T2">the </text:span><text:span text:style-name="T13">Game</text:span><text:span text:style-name="T2"> will be </text:span><text:span text:style-name="T13">Over </text:span><text:span text:style-name="T2">!!</text:span></text:p>
      <text:p text:style-name="P64"><text:span text:style-name="T2">Whew… It’s OK now…</text:span></text:p>
      <text:p text:style-name="P64"><text:span text:style-name="T2"/></text:p>
      <text:p text:style-name="P64"><text:span text:style-name="T2">In the next lesson, I’ll</text:span></text:p>
      <text:p text:style-name="P64"><text:soft-page-break/><text:span text:style-name="T2">introduce you to the</text:span></text:p>
      <text:p text:style-name="P64"><text:span text:style-name="T13">VS</text:span><text:span text:style-name="T2">. mode !</text:span></text:p>
      <text:p text:style-name="P64"><text:span text:style-name="T2">I just can’t wait !</text:span></text:p>
      <text:h text:style-name="P76" text:outline-level="2"><text:span text:style-name="T2">How to play – V</text:span><text:span text:style-name="T8">S Mode</text:span><text:span text:style-name="T2"> </text:span><text:span text:style-name="T8">1</text:span><text:span text:style-name="T2"> :</text:span></text:h>
      <text:p text:style-name="P17"><text:span text:style-name="T2"/></text:p>
      <text:p text:style-name="P65"><text:span text:style-name="T2">I’ve been waiting <text:line-break/>for you ! I’m so </text:span></text:p>
      <text:p text:style-name="P65"><text:span text:style-name="T2">glad you came to</text:span></text:p>
      <text:p text:style-name="P65"><text:span text:style-name="T2">see me again.</text:span></text:p>
      <text:p text:style-name="P65"><text:span text:style-name="T2"/></text:p>
      <text:p text:style-name="P65"><text:span text:style-name="T2">This time, the</text:span></text:p>
      <text:p text:style-name="P65"><text:span text:style-name="T2">lesson is about </text:span></text:p>
      <text:p text:style-name="P65"><text:span text:style-name="T2">the VS. Mode.</text:span></text:p>
      <text:p text:style-name="P65"><text:span text:style-name="T2"/></text:p>
      <text:p text:style-name="P65"><text:span text:style-name="T2">In </text:span><text:span text:style-name="T13">VS. </text:span><text:span text:style-name="T2">Your goal</text:span></text:p>
      <text:p text:style-name="P65"><text:span text:style-name="T2">is simple. Make</text:span></text:p>
      <text:p text:style-name="P65"><text:span text:style-name="T2">your opponent</text:span></text:p>
      <text:p text:style-name="P19"><text:span text:style-name="T2">lose</text:span><text:span text:style-name="T10"> the game.</text:span></text:p>
      <text:p text:style-name="P19"><text:span text:style-name="T10"/></text:p>
      <text:p text:style-name="P20"><text:span text:style-name="T10">As you play, the</text:span></text:p>
      <text:p text:style-name="P20"><text:span text:style-name="T10">&lt;!&gt; panel</text:span></text:p>
      <text:p text:style-name="P20"><text:span text:style-name="T10">will appear.</text:span></text:p>
      <text:p text:style-name="P20"><text:span text:style-name="T10"/></text:p>
      <text:p text:style-name="P20"><text:span text:style-name="T10">Clear the &lt;!&gt;</text:span></text:p>
      <text:p text:style-name="P20"><text:span text:style-name="T10">panel and you’ll</text:span></text:p>
      <text:p text:style-name="P20"><text:span text:style-name="T10">attack your </text:span></text:p>
      <text:p text:style-name="P20"><text:span text:style-name="T10">opponent.</text:span></text:p>
      <text:p text:style-name="P20"><text:span text:style-name="T10"/></text:p>
      <text:p text:style-name="P21"><text:span text:style-name="T10">See !</text:span></text:p>
      <text:p text:style-name="P21"><text:span text:style-name="T10">A nice garbage</text:span></text:p>
      <text:p text:style-name="P21"><text:span text:style-name="T10">block will drop </text:span></text:p>
      <text:p text:style-name="P21"><text:span text:style-name="T10">onto your buddy !</text:span></text:p>
      <text:p text:style-name="P21"><text:span text:style-name="T10">« move to the upper right corner »</text:span></text:p>
      <text:p text:style-name="P21"><text:span text:style-name="T10"/></text:p>
      <text:p text:style-name="P22"><text:span text:style-name="T10">You can also</text:span></text:p>
      <text:p text:style-name="P22"><text:span text:style-name="T10">attack by using</text:span></text:p>
      <text:p text:style-name="P22"><text:span text:style-name="T2">Combos</text:span><text:span text:style-name="T10"> and </text:span></text:p>
      <text:p text:style-name="P22"><text:span text:style-name="T2">Chains </text:span><text:span text:style-name="T10">!</text:span></text:p>
      <text:p text:style-name="P22"><text:span text:style-name="T10"/></text:p>
      <text:p text:style-name="P23"><text:span text:style-name="T10">This example </text:span></text:p>
      <text:p text:style-name="P23"><text:span text:style-name="T10">shows what </text:span></text:p>
      <text:p text:style-name="P23"><text:span text:style-name="T10">happens when </text:span></text:p>
      <text:p text:style-name="P24"><text:span text:style-name="T10">you </text:span><text:span text:style-name="T2">Clear 4 ! </text:span><text:span text:style-name="T11"><text:tab/></text:span><text:span text:style-name="T12">« </text:span><text:span text:style-name="T11">3 range block »</text:span></text:p>
      <text:p text:style-name="P23"><text:span text:style-name="T2"/></text:p>
      <text:p text:style-name="P26"><text:span text:style-name="T2">Clear 5 !<text:tab/></text:span><text:span text:style-name="T10">« </text:span><text:span text:style-name="T11">4 range block »</text:span></text:p>
      <text:p text:style-name="P26"><text:span text:style-name="T2">Clear 6 !!<text:tab/></text:span><text:span text:style-name="T11">« 5 range block »</text:span></text:p>
      <text:p text:style-name="P26"><text:span text:style-name="T2">Clear 10 !!! <text:tab/></text:span><text:span text:style-name="T11">« 2 times 5 range block » </text:span></text:p>
      <text:p text:style-name="P25"><text:span text:style-name="T2"/></text:p>
      <text:p text:style-name="P66"><text:span text:style-name="T2">The more </text:span></text:p>
      <text:p text:style-name="P66"><text:span text:style-name="T2">cleared at once,</text:span></text:p>
      <text:p text:style-name="P66"><text:span text:style-name="T2">the more severe </text:span></text:p>
      <text:p text:style-name="P66"><text:span text:style-name="T2">your attack !</text:span></text:p>
      <text:p text:style-name="P66"><text:span text:style-name="T2"/></text:p>
      <text:p text:style-name="P67"><text:span text:style-name="T2">Now…</text:span></text:p>
      <text:p text:style-name="P67"><text:soft-page-break/><text:span text:style-name="T2">Let’s see how </text:span></text:p>
      <text:p text:style-name="P67"><text:span text:style-name="T2">Chain attacks</text:span></text:p>
      <text:p text:style-name="P67"><text:span text:style-name="T2">work.<text:line-break/>« move to the right side »</text:span></text:p>
      <text:p text:style-name="P67"><text:span text:style-name="T2"/></text:p>
      <text:p text:style-name="P27"><text:span text:style-name="T2">x2 Chain ! </text:span><text:span text:style-name="T10">« full range block, 1 line »</text:span></text:p>
      <text:p text:style-name="P27"><text:span text:style-name="T10">x3 Chain !! « full range block, 2 lines »</text:span></text:p>
      <text:p text:style-name="P27"><text:span text:style-name="T10">x4 Chain !!! « full range block, 3 lines »</text:span></text:p>
      <text:p text:style-name="P27"><text:span text:style-name="T10"/></text:p>
      <text:p text:style-name="P28"><text:span text:style-name="T10">Progressive <text:line-break/></text:span><text:span text:style-name="T2">Chains </text:span><text:span text:style-name="T10">will <text:line-break/>create thicker </text:span></text:p>
      <text:p text:style-name="P28"><text:span text:style-name="T10">garbage blocks.</text:span></text:p>
      <text:p text:style-name="P28"><text:span text:style-name="T10"/></text:p>
      <text:p text:style-name="P29"><text:span text:style-name="T10">To clear the </text:span></text:p>
      <text:p text:style-name="P29"><text:span text:style-name="T10">garbage blocks,</text:span></text:p>
      <text:p text:style-name="P29"><text:span text:style-name="T10">you need to…</text:span></text:p>
      <text:p text:style-name="P29"><text:span text:style-name="T10"/></text:p>
      <text:p text:style-name="P30"><text:span text:style-name="T10">Oh, I guess I’ll wait</text:span></text:p>
      <text:p text:style-name="P30"><text:span text:style-name="T10">‘til the next lesson</text:span></text:p>
      <text:p text:style-name="P30"><text:span text:style-name="T10">to teach you that.</text:span></text:p>
      <text:p text:style-name="P30"><text:span text:style-name="T10">Bye !</text:span></text:p>
      <text:h text:style-name="P76" text:outline-level="2"><text:span text:style-name="T2">How to play – V</text:span><text:span text:style-name="T8">S Mode</text:span><text:span text:style-name="T2"> </text:span><text:span text:style-name="T8">2</text:span><text:span text:style-name="T2"> :</text:span></text:h>
      <text:p text:style-name="Text_20_body"><text:span text:style-name="T2"/></text:p>
      <text:p text:style-name="P31"><text:span text:style-name="T10">This time, we’ll</text:span></text:p>
      <text:p text:style-name="P31"><text:span text:style-name="T10">learn how to </text:span></text:p>
      <text:p text:style-name="P31"><text:span text:style-name="T10">clear garbage </text:span></text:p>
      <text:p text:style-name="P31"><text:span text:style-name="T10">blocks !</text:span></text:p>
      <text:p text:style-name="P31"><text:span text:style-name="T10"/></text:p>
      <text:p text:style-name="P32"><text:span text:style-name="T10">Uh, oh !!</text:span></text:p>
      <text:p text:style-name="P32"><text:span text:style-name="T10">My opponent</text:span></text:p>
      <text:p text:style-name="P32"><text:span text:style-name="T10">Just sent me a</text:span></text:p>
      <text:p text:style-name="P32"><text:span text:style-name="T10">present !</text:span></text:p>
      <text:p text:style-name="P32"><text:span text:style-name="T10"/></text:p>
      <text:p text:style-name="P33"><text:span text:style-name="T10">At a time like </text:span></text:p>
      <text:p text:style-name="P33"><text:span text:style-name="T10">this, where you</text:span></text:p>
      <text:p text:style-name="P33"><text:span text:style-name="T10">clear panels is</text:span></text:p>
      <text:p text:style-name="P33"><text:span text:style-name="T10">important.</text:span></text:p>
      <text:p text:style-name="P33"><text:span text:style-name="T10"/></text:p>
      <text:p text:style-name="P34"><text:span text:style-name="T10">If the panels are </text:span></text:p>
      <text:p text:style-name="P34"><text:span text:style-name="T10">touching the </text:span></text:p>
      <text:p text:style-name="P34"><text:span text:style-name="T10">garbage block,</text:span></text:p>
      <text:p text:style-name="P34"><text:span text:style-name="T10">then…</text:span></text:p>
      <text:p text:style-name="P34"><text:span text:style-name="T10"/></text:p>
      <text:p text:style-name="P35"><text:span text:style-name="T10">It’ll transform</text:span></text:p>
      <text:p text:style-name="P35"><text:span text:style-name="T10">into panels !</text:span></text:p>
      <text:p text:style-name="P35"><text:span text:style-name="T10">Quickly, continue</text:span></text:p>
      <text:p text:style-name="P35"><text:span text:style-name="T10">to clear them !</text:span></text:p>
      <text:p text:style-name="P35"><text:span text:style-name="T10"/></text:p>
      <text:p text:style-name="P36"><text:span text:style-name="T10">Incoming !!!</text:span></text:p>
      <text:p text:style-name="P36"><text:span text:style-name="T10">Different colors</text:span></text:p>
      <text:p text:style-name="P36"><text:span text:style-name="T10">are cleared the</text:span></text:p>
      <text:p text:style-name="P36"><text:span text:style-name="T10">same way !</text:span></text:p>
      <text:p text:style-name="P36"><text:span text:style-name="T10"/></text:p>
      <text:p text:style-name="P37"><text:span text:style-name="T10">If like colored</text:span></text:p>
      <text:p text:style-name="P37"><text:span text:style-name="T10">garbage blocks <text:line-break/>are touching…</text:span></text:p>
      <text:p text:style-name="P37"><text:span text:style-name="T10"/></text:p>
      <text:p text:style-name="P38"><text:span text:style-name="T10">They will all be <text:line-break/>transformed at <text:line-break/>one time !</text:span></text:p>
      <text:p text:style-name="P38"><text:span text:style-name="T10"/></text:p>
      <text:p text:style-name="P39"><text:span text:style-name="T10">But, any different</text:span></text:p>
      <text:p text:style-name="P39"><text:span text:style-name="T10">colored blocks </text:span></text:p>
      <text:p text:style-name="P39"><text:span text:style-name="T10">won’t transform !</text:span></text:p>
      <text:p text:style-name="P39"><text:span text:style-name="T10"/></text:p>
      <text:p text:style-name="P40"><text:span text:style-name="T10">You will need to</text:span></text:p>
      <text:p text:style-name="P40"><text:span text:style-name="T10">transform each</text:span></text:p>
      <text:p text:style-name="P40"><text:span text:style-name="T10">individually.</text:span></text:p>
      <text:p text:style-name="P40"><text:span text:style-name="T10"/></text:p>
      <text:p text:style-name="P41"><text:span text:style-name="T10">When dealing</text:span></text:p>
      <text:p text:style-name="P41"><text:soft-page-break/><text:span text:style-name="T10">with thick <text:line-break/>garbage blocks…</text:span></text:p>
      <text:p text:style-name="P41"><text:span text:style-name="T10"/></text:p>
      <text:p text:style-name="P42"><text:span text:style-name="T10">Only the bottom <text:line-break/>line will transform.</text:span></text:p>
      <text:p text:style-name="P42"><text:span text:style-name="T10"/></text:p>
      <text:p text:style-name="P43"><text:span text:style-name="T10">Each layer must <text:line-break/>be transformed <text:line-break/>separately.</text:span></text:p>
      <text:p text:style-name="P43"><text:span text:style-name="T10"/></text:p>
      <text:p text:style-name="P44"><text:span text:style-name="T10">It’s kind of hard </text:span></text:p>
      <text:p text:style-name="P44"><text:span text:style-name="T10">though !</text:span></text:p>
      <text:p text:style-name="P44"><text:span text:style-name="T10"/></text:p>
      <text:p text:style-name="P45"><text:span text:style-name="T10">That’s it !</text:span></text:p>
      <text:p text:style-name="P45"><text:span text:style-name="T10">Lesson’s over !!</text:span></text:p>
      <text:p text:style-name="P45"><text:span text:style-name="T10">School’s out !!!</text:span></text:p>
      <text:p text:style-name="P45"><text:span text:style-name="T10">Now go to play !!!!</text:span></text:p>
      <text:p text:style-name="P45"><text:span text:style-name="T10"/></text:p>
      <text:p text:style-name="P46"><text:span text:style-name="T10">If my explanations </text:span></text:p>
      <text:p text:style-name="P46"><text:span text:style-name="T10">were too fast to </text:span></text:p>
      <text:p text:style-name="P46"><text:span text:style-name="T10">understand…</text:span></text:p>
      <text:p text:style-name="P46"><text:span text:style-name="T10"/></text:p>
      <text:p text:style-name="P47"><text:span text:style-name="T10">choose </text:span></text:p>
      <text:p text:style-name="P47"><text:span text:style-name="T10">« how to play »</text:span></text:p>
      <text:p text:style-name="P47"><text:span text:style-name="T10">on the « select » </text:span></text:p>
      <text:p text:style-name="P47"><text:span text:style-name="T10">screen again !</text:span></text:p>
      <text:p text:style-name="P47"><text:span text:style-name="T10"/></text:p>
      <text:p text:style-name="P48"><text:span text:style-name="T10">Well…</text:span></text:p>
      <text:p text:style-name="P48"><text:span text:style-name="T10">See you again !</text:span></text:p>
      <text:p text:style-name="P68"><text:span text:style-name="T10">Bye bye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0:07:59.000702033</meta:creation-date>
    <dc:date>2017-01-11T11:39:36.859154770</dc:date>
    <meta:editing-duration>PT1H9M49S</meta:editing-duration>
    <meta:editing-cycles>101</meta:editing-cycles>
    <meta:generator>LibreOffice/5.1.4.2$Linux_X86_64 LibreOffice_project/10m0$Build-2</meta:generator>
    <meta:document-statistic meta:table-count="0" meta:image-count="0" meta:object-count="0" meta:page-count="13" meta:paragraph-count="321" meta:word-count="1510" meta:character-count="7627" meta:non-whitespace-character-count="6183"/>
  </office:meta>
</office:document-meta>
</file>